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81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34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3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3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42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text-properties fo:color="#ff0000" fo:text-shadow="none"/>
    </style:style>
    <style:style style:name="P6" style:family="paragraph">
      <style:text-properties fo:color="#ff0000" fo:font-size="12pt" fo:text-shadow="none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0000" fo:font-size="12pt" fo:text-shadow="none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0.76cm" svg:height="0.668cm" svg:x="3.266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0.76cm" svg:height="0.669cm" svg:x="3.266cm" svg:y="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0.76cm" svg:height="0.668cm" svg:x="3.266cm" svg:y="3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0.761cm" svg:height="0.667cm" svg:x="2.2cm" svg:y="5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0.761cm" svg:height="0.668cm" svg:x="2.2cm" svg:y="7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0.761cm" svg:height="0.668cm" svg:x="4.121cm" svg:y="7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0.761cm" svg:height="0.669cm" svg:x="4.121cm" svg:y="8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646cm" svg:y1="2.168cm" svg:x2="3.646cm" svg:y2="2.702cm" draw:start-shape="id1" draw:start-glue-point="8" draw:end-shape="id2" draw:end-glue-point="4" svg:d="m3646 2168v534">
          <text:p/>
        </draw:connector>
        <draw:connector draw:style-name="gr2" draw:text-style-name="P1" draw:layer="layout" draw:type="line" svg:x1="3.646cm" svg:y1="3.371cm" svg:x2="3.646cm" svg:y2="3.972cm" draw:start-shape="id2" draw:start-glue-point="8" draw:end-shape="id3" draw:end-glue-point="4" svg:d="m3646 3371v601">
          <text:p/>
        </draw:connector>
        <draw:connector draw:style-name="gr2" draw:text-style-name="P1" draw:layer="layout" draw:type="line" svg:x1="3.646cm" svg:y1="4.64cm" svg:x2="2.581cm" svg:y2="5.508cm" draw:start-shape="id3" draw:start-glue-point="8" draw:end-shape="id4" draw:end-glue-point="4" svg:d="m3646 4640-1065 868">
          <text:p/>
        </draw:connector>
        <draw:connector draw:style-name="gr2" draw:text-style-name="P1" draw:layer="layout" draw:type="line" svg:x1="2.581cm" svg:y1="6.175cm" svg:x2="2.581cm" svg:y2="7.111cm" draw:start-shape="id4" draw:start-glue-point="8" draw:end-shape="id5" draw:end-glue-point="4" svg:d="m2581 6175v936">
          <text:p/>
        </draw:connector>
        <draw:connector draw:style-name="gr2" draw:text-style-name="P1" draw:layer="layout" draw:type="line" svg:x1="4.502cm" svg:y1="7.805cm" svg:x2="4.502cm" svg:y2="8.874cm" draw:start-shape="id6" draw:start-glue-point="8" draw:end-shape="id7" draw:end-glue-point="4" svg:d="m4502 7805v1069">
          <text:p/>
        </draw:connector>
        <draw:custom-shape draw:style-name="gr1" draw:text-style-name="P1" draw:id="id19" draw:layer="layout" svg:width="0.761cm" svg:height="0.734cm" svg:x="12.228cm" svg:y="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0" draw:layer="layout" svg:width="0.761cm" svg:height="0.668cm" svg:x="16.239cm" svg:y="25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9" draw:layer="layout" svg:width="0.761cm" svg:height="0.668cm" svg:x="8.554cm" svg:y="7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0" draw:layer="layout" svg:width="0.762cm" svg:height="0.668cm" svg:x="6.297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2" draw:layer="layout" svg:width="0.762cm" svg:height="0.667cm" svg:x="11.279cm" svg:y="14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381cm" svg:y1="6.2cm" svg:x2="8.935cm" svg:y2="7.143cm" draw:start-shape="id8" draw:start-glue-point="8" draw:end-shape="id9" draw:end-glue-point="4" svg:d="m6381 6200 2554 943">
          <text:p/>
        </draw:connector>
        <draw:connector draw:style-name="gr2" draw:text-style-name="P1" draw:layer="layout" draw:type="line" svg:x1="8.935cm" svg:y1="7.811cm" svg:x2="6.678cm" svg:y2="11.598cm" draw:start-shape="id9" draw:start-glue-point="8" draw:end-shape="id10" draw:end-glue-point="4" svg:d="m8935 7811-2257 3787">
          <text:p/>
        </draw:connector>
        <draw:custom-shape draw:style-name="gr1" draw:text-style-name="P1" draw:id="id11" draw:layer="layout" svg:width="0.762cm" svg:height="0.668cm" svg:x="6.298cm" svg:y="13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678cm" svg:y1="12.266cm" svg:x2="6.679cm" svg:y2="13.883cm" draw:start-shape="id10" draw:start-glue-point="8" draw:end-shape="id11" draw:end-glue-point="4" svg:d="m6678 12266 1 1617">
          <text:p/>
        </draw:connector>
        <draw:custom-shape draw:style-name="gr1" draw:text-style-name="P1" draw:id="id13" draw:layer="layout" svg:width="0.761cm" svg:height="0.667cm" svg:x="8.665cm" svg:y="2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2" draw:layer="layout" svg:width="0.761cm" svg:height="0.667cm" svg:x="4.147cm" svg:y="2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4" draw:layer="layout" svg:width="0.761cm" svg:height="0.668cm" svg:x="4.148cm" svg:y="22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679cm" svg:y1="14.551cm" svg:x2="4.528cm" svg:y2="20.501cm" draw:start-shape="id11" draw:start-glue-point="8" draw:end-shape="id12" draw:end-glue-point="4" svg:d="m6679 14551-2151 5950">
          <text:p/>
        </draw:connector>
        <draw:connector draw:style-name="gr2" draw:text-style-name="P1" draw:layer="layout" draw:type="line" svg:x1="6.679cm" svg:y1="14.551cm" svg:x2="9.046cm" svg:y2="20.6cm" draw:start-shape="id11" draw:start-glue-point="8" draw:end-shape="id13" draw:end-glue-point="4" svg:d="m6679 14551 2367 6049">
          <text:p/>
        </draw:connector>
        <draw:connector draw:style-name="gr2" draw:text-style-name="P1" draw:layer="layout" draw:type="line" svg:x1="4.528cm" svg:y1="21.168cm" svg:x2="4.529cm" svg:y2="22.532cm" draw:start-shape="id12" draw:start-glue-point="8" draw:end-shape="id14" draw:end-glue-point="4" svg:d="m4528 21168 1 1364">
          <text:p/>
        </draw:connector>
        <draw:custom-shape draw:style-name="gr1" draw:text-style-name="P1" draw:id="id16" draw:layer="layout" svg:width="0.761cm" svg:height="0.668cm" svg:x="5.749cm" svg:y="24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5" draw:layer="layout" svg:width="0.761cm" svg:height="0.668cm" svg:x="2.45cm" svg:y="24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7" draw:layer="layout" svg:width="0.761cm" svg:height="0.668cm" svg:x="2.451cm" svg:y="26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529cm" svg:y1="23.2cm" svg:x2="2.831cm" svg:y2="24.432cm" draw:start-shape="id14" draw:start-glue-point="8" draw:end-shape="id15" draw:end-glue-point="4" svg:d="m4529 23200-1698 1232">
          <text:p/>
        </draw:connector>
        <draw:connector draw:style-name="gr2" draw:text-style-name="P1" draw:layer="layout" draw:type="line" svg:x1="4.529cm" svg:y1="23.2cm" svg:x2="6.13cm" svg:y2="24.432cm" draw:start-shape="id14" draw:start-glue-point="8" draw:end-shape="id16" draw:end-glue-point="4" svg:d="m4529 23200 1601 1232">
          <text:p/>
        </draw:connector>
        <draw:connector draw:style-name="gr2" draw:text-style-name="P1" draw:layer="layout" draw:type="line" svg:x1="2.831cm" svg:y1="25.1cm" svg:x2="2.832cm" svg:y2="26.732cm" draw:start-shape="id15" draw:start-glue-point="8" draw:end-shape="id17" draw:end-glue-point="4" svg:d="m2831 25100 1 1632">
          <text:p/>
        </draw:connector>
        <draw:frame draw:style-name="gr3" draw:text-style-name="P2" draw:layer="layout" svg:width="6.317cm" svg:height="1.097cm" svg:x="3.3cm" svg:y="26.571cm">
          <draw:text-box>
            <text:p><text:span text:style-name="T1">Scan(region)</text:span></text:p>
            <text:p><text:span text:style-name="T1">Filter:(r_name = 'AMERICA')</text:span></text:p>
          </draw:text-box>
        </draw:frame>
        <draw:frame draw:style-name="gr4" draw:text-style-name="P2" draw:layer="layout" svg:width="3.042cm" svg:height="0.674cm" svg:x="6.2cm" svg:y="25.071cm">
          <draw:text-box>
            <text:p><text:span text:style-name="T1">Scan(nation)</text:span></text:p>
          </draw:text-box>
        </draw:frame>
        <draw:frame draw:style-name="gr4" draw:text-style-name="P2" draw:layer="layout" svg:width="1.349cm" svg:height="0.674cm" svg:x="1.2cm" svg:y="24.7cm">
          <draw:text-box>
            <text:p><text:span text:style-name="T1">Hash</text:span></text:p>
          </draw:text-box>
        </draw:frame>
        <draw:frame draw:style-name="gr4" draw:text-style-name="P4" draw:layer="layout" svg:width="6.217cm" svg:height="1.097cm" svg:x="4.8cm" svg:y="22.426cm">
          <draw:text-box>
            <text:p text:style-name="P3"><text:span text:style-name="T1">Hash Join</text:span></text:p>
            <text:p text:style-name="P3"><text:span text:style-name="T1">(n_regionkey = r_regionkey)</text:span></text:p>
          </draw:text-box>
        </draw:frame>
        <draw:frame draw:style-name="gr4" draw:text-style-name="P2" draw:layer="layout" svg:width="1.349cm" svg:height="0.674cm" svg:x="2.851cm" svg:y="20.526cm">
          <draw:text-box>
            <text:p><text:span text:style-name="T1">Hash</text:span></text:p>
          </draw:text-box>
        </draw:frame>
        <draw:frame draw:style-name="gr4" draw:text-style-name="P2" draw:layer="layout" svg:width="2.619cm" svg:height="1.097cm" svg:x="8.8cm" svg:y="21.126cm">
          <draw:text-box>
            <text:p><text:span text:style-name="T1">Scan</text:span></text:p>
            <text:p><text:span text:style-name="T1">(customer)</text:span></text:p>
          </draw:text-box>
        </draw:frame>
        <draw:frame draw:style-name="gr4" draw:text-style-name="P4" draw:layer="layout" svg:width="3.677cm" svg:height="1.52cm" svg:x="2.5cm" svg:y="13.5cm">
          <draw:text-box>
            <text:p text:style-name="P3"><text:span text:style-name="T1">Hash Join</text:span></text:p>
            <text:p text:style-name="P3"><text:span text:style-name="T1">(c_nationkey = </text:span></text:p>
            <text:p text:style-name="P3"><text:span text:style-name="T1">n_nationkey)</text:span></text:p>
          </draw:text-box>
        </draw:frame>
        <draw:frame draw:style-name="gr4" draw:text-style-name="P2" draw:layer="layout" svg:width="1.349cm" svg:height="0.674cm" svg:x="5.1cm" svg:y="11.526cm">
          <draw:text-box>
            <text:p><text:span text:style-name="T1">Hash</text:span></text:p>
          </draw:text-box>
        </draw:frame>
        <draw:frame draw:style-name="gr4" draw:text-style-name="P2" draw:layer="layout" svg:width="8.545cm" svg:height="1.52cm" svg:x="7.255cm" svg:y="14.6cm">
          <draw:text-box>
            <text:p><text:span text:style-name="T1">Scan(orders)</text:span></text:p>
            <text:p><text:span text:style-name="T1">Filter:((o_orderdate &gt;= '1995-01-01') </text:span></text:p>
            <text:p><text:span text:style-name="T1">AND (o_orderdate &gt;= '1996-12-31'))</text:span></text:p>
          </draw:text-box>
        </draw:frame>
        <draw:frame draw:style-name="gr4" draw:text-style-name="P4" draw:layer="layout" svg:width="5.37cm" svg:height="1.097cm" svg:x="9.183cm" svg:y="7.103cm">
          <draw:text-box>
            <text:p text:style-name="P3"><text:span text:style-name="T1">Hash Join</text:span></text:p>
            <text:p text:style-name="P3"><text:span text:style-name="T1">(o_custkey = c_custkey)</text:span></text:p>
          </draw:text-box>
        </draw:frame>
        <draw:frame draw:style-name="gr4" draw:text-style-name="P2" draw:layer="layout" svg:width="2.619cm" svg:height="1.097cm" svg:x="15.4cm" svg:y="25.7cm">
          <draw:text-box>
            <text:p><text:span text:style-name="T1">Scan</text:span></text:p>
            <text:p><text:span text:style-name="T1">(lineitem)</text:span></text:p>
          </draw:text-box>
        </draw:frame>
        <draw:frame draw:style-name="gr4" draw:text-style-name="P2" draw:layer="layout" svg:width="5.794cm" svg:height="1.52cm" svg:x="9.7cm" svg:y="25.28cm">
          <draw:text-box>
            <text:p><text:span text:style-name="T1">Scan(part)</text:span></text:p>
            <text:p><text:span text:style-name="T1">Filter:(p_type = </text:span></text:p>
            <text:p><text:span text:style-name="T1">'ECONOMY ANODIZED STEEL')</text:span></text:p>
          </draw:text-box>
        </draw:frame>
        <draw:frame draw:style-name="gr4" draw:text-style-name="P2" draw:layer="layout" svg:width="1.349cm" svg:height="0.674cm" svg:x="4.751cm" svg:y="7.226cm">
          <draw:text-box>
            <text:p><text:span text:style-name="T1">Hash</text:span></text:p>
          </draw:text-box>
        </draw:frame>
        <draw:frame draw:style-name="gr4" draw:text-style-name="P2" draw:layer="layout" svg:width="1.349cm" svg:height="0.674cm" svg:x="2.851cm" svg:y="5.526cm">
          <draw:text-box>
            <text:p><text:span text:style-name="T1">Hash</text:span></text:p>
          </draw:text-box>
        </draw:frame>
        <draw:frame draw:style-name="gr4" draw:text-style-name="P2" draw:layer="layout" svg:width="3.042cm" svg:height="0.674cm" svg:x="1.258cm" svg:y="7.626cm">
          <draw:text-box>
            <text:p><text:span text:style-name="T1">Scan(nation)</text:span></text:p>
          </draw:text-box>
        </draw:frame>
        <draw:frame draw:style-name="gr4" draw:text-style-name="P2" draw:layer="layout" svg:width="3.465cm" svg:height="0.674cm" svg:x="2.9cm" svg:y="9.326cm">
          <draw:text-box>
            <text:p><text:span text:style-name="T1">Scan(supplier)</text:span></text:p>
          </draw:text-box>
        </draw:frame>
        <draw:frame draw:style-name="gr4" draw:text-style-name="P4" draw:layer="layout" svg:width="6.217cm" svg:height="1.097cm" svg:x="3.8cm" svg:y="3.703cm">
          <draw:text-box>
            <text:p text:style-name="P3"><text:span text:style-name="T1">Hash Join</text:span></text:p>
            <text:p text:style-name="P3"><text:span text:style-name="T1">(s_nationkey = n_nationkey)</text:span></text:p>
          </draw:text-box>
        </draw:frame>
        <draw:frame draw:style-name="gr4" draw:text-style-name="P4" draw:layer="layout" svg:width="3.254cm" svg:height="1.097cm" svg:x="3.883cm" svg:y="2.6cm">
          <draw:text-box>
            <text:p text:style-name="P3"><text:span text:style-name="T1">Sort</text:span></text:p>
            <text:p text:style-name="P3"><text:span text:style-name="T1">(o_orderdate)</text:span></text:p>
          </draw:text-box>
        </draw:frame>
        <draw:frame draw:style-name="gr4" draw:text-style-name="P4" draw:layer="layout" svg:width="3.465cm" svg:height="0.674cm" svg:x="3.9cm" svg:y="1.603cm">
          <draw:text-box>
            <text:p text:style-name="P3"><text:span text:style-name="T1">GroupAggregate</text:span></text:p>
          </draw:text-box>
        </draw:frame>
        <draw:frame draw:style-name="gr5" draw:text-style-name="P6" draw:layer="layout" svg:width="2.83cm" svg:height="0.674cm" svg:x="1.57cm" svg:y="25.7cm">
          <draw:text-box>
            <text:p text:style-name="P5"><text:span text:style-name="T2">r_regionkey</text:span></text:p>
          </draw:text-box>
        </draw:frame>
        <draw:frame draw:style-name="gr6" draw:text-style-name="P6" draw:layer="layout" svg:width="2.83cm" svg:height="0.674cm" svg:x="3.2cm" svg:y="21.5cm">
          <draw:text-box>
            <text:p text:style-name="P5"><text:span text:style-name="T2">n_nationkey</text:span></text:p>
          </draw:text-box>
        </draw:frame>
        <draw:frame draw:style-name="gr7" draw:text-style-name="P6" draw:layer="layout" svg:width="2.83cm" svg:height="1cm" svg:x="5.3cm" svg:y="12.6cm">
          <draw:text-box>
            <text:p text:style-name="P5"><text:span text:style-name="T2">c_custkey</text:span></text:p>
          </draw:text-box>
        </draw:frame>
        <draw:custom-shape draw:style-name="gr1" draw:text-style-name="P1" draw:id="id18" draw:layer="layout" svg:width="0.761cm" svg:height="0.669cm" svg:x="16.039cm" svg:y="17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5.37cm" svg:height="1.597cm" svg:x="10.93cm" svg:y="17cm">
          <draw:text-box>
            <text:p text:style-name="P3"><text:span text:style-name="T1">Hash Join</text:span></text:p>
            <text:p text:style-name="P3"><text:span text:style-name="T1">(l_partkey = p_partkey)</text:span></text:p>
          </draw:text-box>
        </draw:frame>
        <draw:connector draw:style-name="gr2" draw:text-style-name="P1" draw:layer="layout" draw:type="line" svg:x1="16.42cm" svg:y1="18cm" svg:x2="12.609cm" svg:y2="25cm" draw:start-shape="id18" draw:start-glue-point="8" draw:end-shape="id19" draw:end-glue-point="4" svg:d="m16420 18000-3811 7000">
          <text:p/>
        </draw:connector>
        <draw:connector draw:style-name="gr2" draw:text-style-name="P1" draw:layer="layout" draw:type="line" svg:x1="16.42cm" svg:y1="18cm" svg:x2="16.62cm" svg:y2="25.287cm" draw:start-shape="id18" draw:start-glue-point="8" draw:end-shape="id20" draw:end-glue-point="4" svg:d="m16420 18000 200 7287">
          <text:p/>
        </draw:connector>
        <draw:custom-shape draw:style-name="gr1" draw:text-style-name="P1" draw:id="id21" draw:layer="layout" svg:width="0.761cm" svg:height="0.669cm" svg:x="14.576cm" svg:y="13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5.794cm" svg:height="1.097cm" svg:x="8.5cm" svg:y="12.403cm">
          <draw:text-box>
            <text:p text:style-name="P3"><text:span text:style-name="T1">Hash Join</text:span></text:p>
            <text:p text:style-name="P3"><text:span text:style-name="T1">(l_orderkey = o_orderkey)</text:span></text:p>
          </draw:text-box>
        </draw:frame>
        <draw:connector draw:style-name="gr2" draw:text-style-name="P1" draw:layer="layout" draw:type="line" svg:x1="14.957cm" svg:y1="13.8cm" svg:x2="11.66cm" svg:y2="14.479cm" draw:start-shape="id21" draw:start-glue-point="8" draw:end-shape="id22" draw:end-glue-point="4" svg:d="m14957 13800-3297 679">
          <text:p/>
        </draw:connector>
        <draw:connector draw:style-name="gr2" draw:text-style-name="P1" draw:layer="layout" draw:type="line" svg:x1="14.957cm" svg:y1="13.8cm" svg:x2="16.42cm" svg:y2="17.331cm" draw:start-shape="id21" draw:start-glue-point="8" draw:end-shape="id18" draw:end-glue-point="4" svg:d="m14957 13800 1463 3531">
          <text:p/>
        </draw:connector>
        <draw:connector draw:style-name="gr2" draw:text-style-name="P1" draw:layer="layout" draw:type="line" svg:x1="8.935cm" svg:y1="7.811cm" svg:x2="14.957cm" svg:y2="13.131cm" draw:start-shape="id9" draw:start-glue-point="8" draw:end-shape="id21" draw:end-glue-point="4" svg:d="m8935 7811 6022 5320">
          <text:p/>
        </draw:connector>
        <draw:custom-shape draw:style-name="gr1" draw:text-style-name="P1" draw:id="id8" draw:layer="layout" svg:width="0.761cm" svg:height="0.667cm" svg:x="6cm" svg:y="5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5.37cm" svg:height="1.097cm" svg:x="7.13cm" svg:y="5.5cm">
          <draw:text-box>
            <text:p text:style-name="P3"><text:span text:style-name="T1">Hash Join</text:span></text:p>
            <text:p text:style-name="P3"><text:span text:style-name="T1">(l_suppkey = s_suppkey)</text:span></text:p>
          </draw:text-box>
        </draw:frame>
        <draw:connector draw:style-name="gr2" draw:text-style-name="P1" draw:layer="layout" draw:type="line" svg:x1="4.502cm" svg:y1="7.137cm" svg:x2="6.381cm" svg:y2="6.2cm" draw:start-shape="id6" draw:start-glue-point="4" draw:end-shape="id8" draw:end-glue-point="8" svg:d="m4502 7137 1879-937">
          <text:p/>
        </draw:connector>
        <draw:connector draw:style-name="gr2" draw:text-style-name="P1" draw:layer="layout" draw:type="line" svg:x1="3.646cm" svg:y1="4.64cm" svg:x2="6.381cm" svg:y2="5.533cm" draw:start-shape="id3" draw:start-glue-point="8" draw:end-shape="id8" draw:end-glue-point="4" svg:d="m3646 4640 2735 8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東風ゴシック" style:font-family-generic-asian="system" style:font-pitch-asian="variable" style:font-size-asian="24pt" style:language-asian="ja" style:country-asian="JP" style:font-family-complex="東風ゴシック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東風ゴシック" style:font-family-generic="roman" style:font-pitch="variable" fo:font-size="18pt" fo:font-style="normal" fo:text-shadow="none" style:text-underline-style="none" fo:font-weight="normal" style:letter-kerning="true" style:font-family-asian="東風ゴシック" style:font-family-generic-asian="system" style:font-pitch-asian="variable" style:font-size-asian="18pt" style:font-style-asian="normal" style:font-weight-asian="normal" style:font-family-complex="東風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uku </meta:initial-creator>
    <meta:creation-date>2011-12-09T18:26:19</meta:creation-date>
    <dc:date>2011-12-09T18:49:11</dc:date>
    <dc:creator>fuku </dc:creator>
    <meta:editing-duration>PT00H22M52S</meta:editing-duration>
    <meta:editing-cycles>7</meta:editing-cycles>
    <meta:generator>OpenOffice.org/3.2$Unix OpenOffice.org_project/320m12$Build-9483</meta:generator>
    <meta:document-statistic meta:object-count="68"/>
  </office:meta>
</office:document-meta>
</file>